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139in"/>
    </style:style>
    <style:style style:name="Table1.B" style:family="table-column">
      <style:table-column-properties style:column-width="2.7708in"/>
    </style:style>
    <style:style style:name="Table1.C" style:family="table-column">
      <style:table-column-properties style:column-width="3.208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3396in" table:align="left"/>
    </style:style>
    <style:style style:name="Table2.A" style:family="table-column">
      <style:table-column-properties style:column-width="0.834in"/>
    </style:style>
    <style:style style:name="Table2.B" style:family="table-column">
      <style:table-column-properties style:column-width="2.7007in"/>
    </style:style>
    <style:style style:name="Table2.C" style:family="table-column">
      <style:table-column-properties style:column-width="2.804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rsid="000b9a37" officeooo:paragraph-rsid="000b9a37"/>
    </style:style>
    <style:style style:name="P2" style:family="paragraph" style:parent-style-name="Standard">
      <style:text-properties officeooo:rsid="0009132c" officeooo:paragraph-rsid="0009132c"/>
    </style:style>
    <style:style style:name="P3" style:family="paragraph" style:parent-style-name="Standard">
      <style:paragraph-properties fo:text-align="start" style:justify-single-word="false"/>
      <style:text-properties officeooo:rsid="0009132c" officeooo:paragraph-rsid="0009132c"/>
    </style:style>
    <style:style style:name="P4" style:family="paragraph" style:parent-style-name="Standard">
      <style:text-properties officeooo:paragraph-rsid="0009132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9132c" officeooo:paragraph-rsid="0009132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bda6d" officeooo:paragraph-rsid="000bda6d" style:font-size-asian="16pt" style:font-weight-asian="bold" style:font-size-complex="16pt" style:font-weight-complex="bold"/>
    </style:style>
    <style:style style:name="P8" style:family="paragraph" style:parent-style-name="Text_20_body">
      <style:text-properties officeooo:rsid="0009132c" officeooo:paragraph-rsid="0009132c"/>
    </style:style>
    <style:style style:name="P9" style:family="paragraph" style:parent-style-name="Text_20_body">
      <style:text-properties officeooo:rsid="0009132c" officeooo:paragraph-rsid="000a1ef3"/>
    </style:style>
    <style:style style:name="P10" style:family="paragraph" style:parent-style-name="Text_20_body">
      <style:text-properties officeooo:paragraph-rsid="0009132c"/>
    </style:style>
    <style:style style:name="P11" style:family="paragraph" style:parent-style-name="Text_20_body">
      <style:text-properties officeooo:rsid="000a1ef3" officeooo:paragraph-rsid="000a1ef3"/>
    </style:style>
    <style:style style:name="P12" style:family="paragraph" style:parent-style-name="Text_20_body">
      <style:text-properties officeooo:paragraph-rsid="000a1ef3"/>
    </style:style>
    <style:style style:name="P13" style:family="paragraph" style:parent-style-name="Text_20_body">
      <style:text-properties officeooo:rsid="000b9a37" officeooo:paragraph-rsid="000b9a37"/>
    </style:style>
    <style:style style:name="P14" style:family="paragraph" style:parent-style-name="Text_20_body">
      <style:text-properties officeooo:paragraph-rsid="000b9a37"/>
    </style:style>
    <style:style style:name="P15" style:family="paragraph" style:parent-style-name="Text_20_body">
      <style:text-properties officeooo:rsid="000bda6d" officeooo:paragraph-rsid="000bda6d"/>
    </style:style>
    <style:style style:name="P16" style:family="paragraph" style:parent-style-name="Text_20_body">
      <style:text-properties officeooo:paragraph-rsid="000bda6d"/>
    </style:style>
    <style:style style:name="P17" style:family="paragraph" style:parent-style-name="Text_20_body">
      <style:text-properties officeooo:rsid="000bf4c0" officeooo:paragraph-rsid="000bf4c0"/>
    </style:style>
    <style:style style:name="P18" style:family="paragraph" style:parent-style-name="Text_20_body">
      <style:text-properties officeooo:paragraph-rsid="000bf4c0"/>
    </style:style>
    <style:style style:name="P19" style:family="paragraph" style:parent-style-name="Text_20_body">
      <style:text-properties fo:font-weight="bold" officeooo:rsid="000bf4c0" officeooo:paragraph-rsid="000bf4c0" style:font-weight-asian="bold" style:font-weight-complex="bold"/>
    </style:style>
    <style:style style:name="P20" style:family="paragraph" style:parent-style-name="Text_20_body">
      <style:text-properties fo:font-weight="bold" officeooo:rsid="000bda6d" officeooo:paragraph-rsid="000bda6d" style:font-weight-asian="bold" style:font-weight-complex="bold"/>
    </style:style>
    <style:style style:name="P21" style:family="paragraph" style:parent-style-name="Text_20_body">
      <style:text-properties fo:font-weight="bold" officeooo:rsid="000b9a37" officeooo:paragraph-rsid="000b9a37" style:font-weight-asian="bold" style:font-weight-complex="bold"/>
    </style:style>
    <style:style style:name="P22" style:family="paragraph" style:parent-style-name="Text_20_body">
      <style:text-properties fo:font-weight="bold" officeooo:rsid="000a1ef3" officeooo:paragraph-rsid="000a1ef3" style:font-weight-asian="bold" style:font-weight-complex="bold"/>
    </style:style>
    <style:style style:name="P23" style:family="paragraph" style:parent-style-name="Text_20_body">
      <style:text-properties fo:font-weight="bold" officeooo:rsid="0009132c" officeooo:paragraph-rsid="0009132c" style:font-weight-asian="bold" style:font-weight-complex="bold"/>
    </style:style>
    <style:style style:name="P24" style:family="paragraph" style:parent-style-name="Text_20_body" style:list-style-name="L5"/>
    <style:style style:name="T1" style:family="text">
      <style:text-properties officeooo:rsid="0009132c"/>
    </style:style>
    <style:style style:name="T2" style:family="text">
      <style:text-properties officeooo:rsid="000a1ef3"/>
    </style:style>
    <style:style style:name="T3" style:family="text">
      <style:text-properties officeooo:rsid="000b9a37"/>
    </style:style>
    <style:style style:name="T4" style:family="text">
      <style:text-properties officeooo:rsid="000bda6d"/>
    </style:style>
    <style:style style:name="T5" style:family="text">
      <style:text-properties officeooo:rsid="000bf4c0"/>
    </style:style>
    <style:style style:name="T6" style:family="text">
      <style:text-properties fo:font-weight="bold" officeooo:rsid="000bf4c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>name: skandashree s phaneesh</text:p>
      <text:p text:style-name="P3">usn: eng24cy0193</text:p>
      <text:p text:style-name="P3">roll number: 64</text:p>
      <text:p text:style-name="P3"/>
      <text:p text:style-name="Standard"/>
      <text:p text:style-name="P5"><text:span text:style-name="T1">1Q) </text:span>Which command is used to list the contents of a directory? Justify with proper example.</text:p>
      <text:p text:style-name="P4"><text:span text:style-name="T1">Ans: </text:span><text:span text:style-name="Strong_20_Emphasis">Command to list contents of a directory</text:span></text:p>
      <text:p text:style-name="Text_20_body"><text:span text:style-name="Strong_20_Emphasis">Command:</text:span></text:p>
      <text:p text:style-name="P2">ls</text:p>
      <text:p text:style-name="P8"><text:span text:style-name="Strong_20_Emphasis">Justification:</text:span><text:line-break/>The <text:span text:style-name="Source_20_Text">ls</text:span> command lists all files and subdirectories within the current directory.</text:p>
      <text:p text:style-name="Text_20_body"><text:span text:style-name="Strong_20_Emphasis">Example:</text:span></text:p>
      <text:p text:style-name="P2">ls /home/user</text:p>
      <text:p text:style-name="P8">Displays the contents of <text:span text:style-name="Source_20_Text">/home/user</text:span>.</text:p>
      <text:p text:style-name="P23">2Q) Write the command to create a new directory named 123test_dir.</text:p>
      <text:p text:style-name="P10"><text:span text:style-name="T1">Ans: </text:span><text:span text:style-name="Strong_20_Emphasis">Command to create a new directory named </text:span><text:span text:style-name="Strong_20_Emphasis"><text:span text:style-name="Source_20_Text">123test_dir</text:span></text:span></text:p>
      <text:p text:style-name="Text_20_body"><text:span text:style-name="Strong_20_Emphasis">Command:</text:span></text:p>
      <text:p text:style-name="P8">mkdir 123test_dir</text:p>
      <text:p text:style-name="P8">This creates a new empty directory named <text:span text:style-name="Source_20_Text">123test_dir</text:span> in the current working directory.</text:p>
      <text:p text:style-name="P23">3Q) What is the purpose of the sed command? Justify with proper example.</text:p>
      <text:p text:style-name="P10"><text:span text:style-name="T1">Ans: </text:span><text:span text:style-name="Strong_20_Emphasis">Purpose of the </text:span><text:span text:style-name="Strong_20_Emphasis"><text:span text:style-name="Source_20_Text">sed</text:span></text:span><text:span text:style-name="Strong_20_Emphasis"> command (Stream Editor)</text:span></text:p>
      <text:p text:style-name="Text_20_body"><text:span text:style-name="Strong_20_Emphasis">Purpose:</text:span><text:line-break/><text:span text:style-name="Source_20_Text">sed</text:span> is used to <text:span text:style-name="Strong_20_Emphasis">filter and transform text</text:span> in files or streams — mainly for searching, finding, replacing, deleting, or inserting lines.</text:p>
      <text:p text:style-name="Text_20_body"><text:span text:style-name="Strong_20_Emphasis">Example:</text:span><text:line-break/>Replace all occurrences of “Linux” with “UNIX” in a file:</text:p>
      <text:p text:style-name="P8">sed 's/Linux/UNIX/g' file.txt</text:p>
      <text:p text:style-name="P8">Here, <text:span text:style-name="Source_20_Text">s</text:span> means substitute, and <text:span text:style-name="Source_20_Text">g</text:span> means replace globally on each line.</text:p>
      <text:p text:style-name="P23">4Q) Which distinct command is used to display one-line descriptions of any commands?</text:p>
      <text:p text:style-name="P10"><text:span text:style-name="T1">Ans: </text:span><text:span text:style-name="Strong_20_Emphasis">Distinct command used to display one-line descriptions of commands</text:span></text:p>
      <text:p text:style-name="Text_20_body"><text:span text:style-name="Strong_20_Emphasis">Command:</text:span></text:p>
      <text:p text:style-name="P8">whatis</text:p>
      <text:p text:style-name="P8">Example:</text:p>
      <text:p text:style-name="P8">whatis ls</text:p>
      <text:p text:style-name="P9"><text:soft-page-break/><text:span text:style-name="T2">output:</text:span></text:p>
      <text:p text:style-name="P9">(1) - list directory contents</text:p>
      <text:p text:style-name="P22">5Q) Write the command to create an empty file named “notes.txt”.</text:p>
      <text:p text:style-name="P12"><text:span text:style-name="T2">Ans: </text:span><text:span text:style-name="Strong_20_Emphasis">Command to create an empty file named </text:span><text:span text:style-name="Strong_20_Emphasis"><text:span text:style-name="Source_20_Text">notes.txt</text:span></text:span></text:p>
      <text:p text:style-name="Text_20_body"><text:span text:style-name="Strong_20_Emphasis">Command:</text:span></text:p>
      <text:p text:style-name="P11">touch notes.txt</text:p>
      <text:p text:style-name="P11">This creates an empty file named <text:span text:style-name="Source_20_Text">notes.txt</text:span> (or updates its timestamp if it already exists).</text:p>
      <text:p text:style-name="P22"><text:span text:style-name="T3">6Q) </text:span>Differentiate between grep and awk commands with an example.</text:p>
      <text:p text:style-name="P13">Ans: </text:p>
      <text:h text:style-name="P1" text:outline-level="3"><text:span text:style-name="Strong_20_Emphasis">Difference between </text:span><text:span text:style-name="Strong_20_Emphasis"><text:span text:style-name="Source_20_Text">grep</text:span></text:span><text:span text:style-name="Strong_20_Emphasis"> and </text:span><text:span text:style-name="Strong_20_Emphasis"><text:span text:style-name="Source_20_Text">awk</text:span></text:span><text:span text:style-name="Strong_20_Emphasis"> command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trong_20_Emphasis">grep</text:span></text:p>
            </table:table-cell>
            <table:table-cell table:style-name="Table1.A1" office:value-type="string">
              <text:p text:style-name="Table_20_Heading"><text:span text:style-name="Strong_20_Emphasis">awk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urpose</text:span></text:p>
          </table:table-cell>
          <table:table-cell table:style-name="Table1.A1" office:value-type="string">
            <text:p text:style-name="Table_20_Contents">Searches for a pattern in text</text:p>
          </table:table-cell>
          <table:table-cell table:style-name="Table1.A1" office:value-type="string">
            <text:p text:style-name="Table_20_Contents">Pattern scanning and text process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age</text:span></text:p>
          </table:table-cell>
          <table:table-cell table:style-name="Table1.A1" office:value-type="string">
            <text:p text:style-name="Table_20_Contents">Finds lines containing a word or regex</text:p>
          </table:table-cell>
          <table:table-cell table:style-name="Table1.A1" office:value-type="string">
            <text:p text:style-name="Table_20_Contents">Can perform operations on specific fields or colum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xample</text:span></text:p>
          </table:table-cell>
          <table:table-cell table:style-name="Table1.A1" office:value-type="string">
            <text:p text:style-name="Table_20_Contents"><text:span text:style-name="Source_20_Text">grep "error" logfile.txt</text:span> → prints lines containing “error”</text:p>
          </table:table-cell>
          <table:table-cell table:style-name="Table1.A1" office:value-type="string">
            <text:p text:style-name="Table_20_Contents"><text:span text:style-name="Source_20_Text">awk '{print $1}' logfile.txt</text:span> → prints only the first column</text:p>
          </table:table-cell>
        </table:table-row>
      </table:table>
      <text:p text:style-name="P13"/>
      <text:p text:style-name="P21">7Q) Write the command to give read, write, and execute permission to the owner of a file script.sh.</text:p>
      <text:p text:style-name="P14"><text:span text:style-name="T3">Ans: </text:span><text:span text:style-name="Strong_20_Emphasis">Command to give read, write, and execute permission to the owner of a file </text:span><text:span text:style-name="Strong_20_Emphasis"><text:span text:style-name="Source_20_Text">script.sh</text:span></text:span></text:p>
      <text:p text:style-name="Text_20_body"><text:span text:style-name="Strong_20_Emphasis">Command:</text:span></text:p>
      <text:p text:style-name="P13">chmod u+rwx script.sh</text:p>
      <text:p text:style-name="P13"><text:span text:style-name="Strong_20_Emphasis">Explanation:</text:span><text:line-break/><text:span text:style-name="Source_20_Text">u</text:span> = user (owner), <text:span text:style-name="Source_20_Text">+rwx</text:span> = add read, write, execute permissions.</text:p>
      <text:p text:style-name="P20">8Q) How is chown different from chgrp? Give one example for each.</text:p>
      <text:p text:style-name="P16"><text:span text:style-name="T4">Ans: </text:span><text:span text:style-name="Strong_20_Emphasis">Difference between </text:span><text:span text:style-name="Strong_20_Emphasis"><text:span text:style-name="Source_20_Text">chown</text:span></text:span><text:span text:style-name="Strong_20_Emphasis"> and </text:span><text:span text:style-name="Strong_20_Emphasis"><text:span text:style-name="Source_20_Text">chgrp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<text:span text:style-name="Strong_20_Emphasis">Purpose</text:span></text:p>
            </table:table-cell>
            <table:table-cell table:style-name="Table2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chown</text:span></text:p>
          </table:table-cell>
          <table:table-cell table:style-name="Table2.A1" office:value-type="string">
            <text:p text:style-name="Table_20_Contents">Changes the <text:span text:style-name="Strong_20_Emphasis">owner</text:span> of a file</text:p>
          </table:table-cell>
          <table:table-cell table:style-name="Table2.A1" office:value-type="string">
            <text:p text:style-name="Table_20_Contents"><text:span text:style-name="Source_20_Text">sudo chown alice report.txt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hgrp</text:span></text:p>
          </table:table-cell>
          <table:table-cell table:style-name="Table2.A1" office:value-type="string">
            <text:p text:style-name="Table_20_Contents">Changes the <text:span text:style-name="Strong_20_Emphasis">group ownership</text:span> of a file</text:p>
          </table:table-cell>
          <table:table-cell table:style-name="Table2.A1" office:value-type="string">
            <text:p text:style-name="Table_20_Contents"><text:span text:style-name="Source_20_Text">sudo chgrp staff report.txt</text:span></text:p>
          </table:table-cell>
        </table:table-row>
      </table:table>
      <text:p text:style-name="P15"/>
      <text:p text:style-name="P15"><text:span text:style-name="Strong_20_Emphasis">Difference:</text:span><text:line-break/><text:span text:style-name="Source_20_Text">chown</text:span> modifies the file’s owner, while <text:span text:style-name="Source_20_Text">chgrp</text:span> modifies the group associated with the file.</text:p>
      <text:p text:style-name="P15"/>
      <text:p text:style-name="P20"><text:soft-page-break/><text:span text:style-name="T5">9</text:span>Q) A user complains that they cannot execute a file even though it exists in their</text:p>
      <text:p text:style-name="P20">directory. How would you troubleshoot this using ls -l, chmod, and whoami?</text:p>
      <text:p text:style-name="P18"><text:span text:style-name="T5">Ans: </text:span><text:span text:style-name="Strong_20_Emphasis">Troubleshooting when a user cannot execute a file</text:span></text:p>
      <text:p text:style-name="P18">Steps:</text:p>
      <text:p text:style-name="P18"><text:span text:style-name="Strong_20_Emphasis">Check file permissions</text:span></text:p>
      <text:p text:style-name="P17">ls -l filename</text:p>
      <text:p text:style-name="P18"><text:span text:style-name="T5">Example output:<text:line-break/></text:span><text:span text:style-name="Source_20_Text"><text:span text:style-name="T5">-rw-r--r-- user user 1200 filename</text:span></text:span><text:span text:style-name="T5"><text:line-break/>→ No execute (</text:span><text:span text:style-name="Source_20_Text"><text:span text:style-name="T5">x</text:span></text:span><text:span text:style-name="T5">) permission.</text:span></text:p>
      <text:p text:style-name="P18"><text:span text:style-name="Strong_20_Emphasis"><text:s/>Add execute permission</text:span></text:p>
      <text:p text:style-name="P17">chmod +x filename</text:p>
      <text:p text:style-name="P19">Verify current user</text:p>
      <text:p text:style-name="P19">whoami</text:p>
      <text:p text:style-name="P19">Ensures the user has ownership or correct permission group.</text:p>
      <text:p text:style-name="Text_20_body"><text:span text:style-name="Strong_20_Emphasis">Conclusion:</text:span><text:line-break/>If the user doesn’t have execute (<text:span text:style-name="Source_20_Text">x</text:span>) permission, the file won’t run even if it exists.</text:p>
      <text:p text:style-name="P19">10Q) Design a command pipeline to: find all .log files modified in the last 2 days in</text:p>
      <text:p text:style-name="P19">/var/log, display them on screen, and save the results into a file recent_logs.txt</text:p>
      <text:p text:style-name="P19">using tee command.</text:p>
      <text:p text:style-name="P18"><text:span text:style-name="T6">Ans: </text:span><text:span text:style-name="Strong_20_Emphasis">Command pipeline to find </text:span><text:span text:style-name="Strong_20_Emphasis"><text:span text:style-name="Source_20_Text">.log</text:span></text:span><text:span text:style-name="Strong_20_Emphasis"> files modified in last 2 days and save results</text:span></text:p>
      <text:p text:style-name="Text_20_body"><text:span text:style-name="Strong_20_Emphasis">Command:</text:span></text:p>
      <text:p text:style-name="P19">find /var/log -name "*.log" -mtime -2 | tee recent_logs.txt</text:p>
      <text:p text:style-name="P19"><text:span text:style-name="Strong_20_Emphasis">Explanation:</text:span></text:p>
      <text:list text:style-name="L5">
        <text:list-item>
          <text:p text:style-name="P24"><text:span text:style-name="Source_20_Text">find /var/log -name "*.log"</text:span> → finds all <text:span text:style-name="Source_20_Text">.log</text:span> files</text:p>
        </text:list-item>
        <text:list-item>
          <text:p text:style-name="P24"><text:span text:style-name="Source_20_Text">-mtime -2</text:span> → modified in the last 2 days</text:p>
        </text:list-item>
        <text:list-item>
          <text:p text:style-name="P24"><text:span text:style-name="Source_20_Text">tee recent_logs.txt</text:span> → displays results on screen <text:span text:style-name="Strong_20_Emphasis">and</text:span> saves them in <text:span text:style-name="Source_20_Text">recent_logs.tx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fo:font-weight="bold" officeooo:rsid="000bda6d" officeooo:paragraph-rsid="000bda6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INUX ASSIGNMENT-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09:36.339563272</meta:creation-date>
    <dc:date>2025-10-12T23:02:57.206085907</dc:date>
    <meta:editing-duration>PT10M53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3" meta:paragraph-count="91" meta:word-count="596" meta:character-count="3617" meta:non-whitespace-character-count="3113"/>
  </office:meta>
</office:document-meta>
</file>